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roid Sans Fallback" svg:font-family="'Droid Sans Fallback', 'Times New Roman'" style:font-pitch="variable"/>
    <style:font-face style:name="FreeSans" svg:font-family="FreeSans, 'Times New Roman'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2" style:family="paragraph" style:parent-style-name="Footer"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style:font-name="Arial" fo:font-size="12pt" style:font-size-asian="12pt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rial" fo:font-size="12pt" fo:font-weight="bold" officeooo:paragraph-rsid="001a1eff" style:font-size-asian="12pt" style:font-weight-asian="bold" style:font-name-complex="Arial" style:font-size-complex="12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style:font-name="Arial" fo:font-size="12pt" fo:font-weight="bold" officeooo:paragraph-rsid="001a1eff" style:font-size-asian="12pt" style:font-weight-asian="bold" style:font-name-complex="Arial" style:font-size-complex="12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rial" fo:font-size="12pt" fo:font-weight="normal" officeooo:paragraph-rsid="001a1eff" style:font-size-asian="12pt" style:font-weight-asian="normal" style:font-name-complex="Arial" style:font-size-complex="12pt" style:font-weight-complex="normal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7" style:family="paragraph">
      <loext:graphic-properties draw:fill="solid" draw:fill-color="#ffffff"/>
      <style:paragraph-properties style:writing-mode="lr-tb"/>
    </style:style>
    <style:style style:name="P18" style:family="paragraph">
      <loext:graphic-properties draw:fill="solid" draw:fill-color="#ffffff"/>
      <style:paragraph-properties style:writing-mode="lr-tb"/>
      <style:text-properties fo:font-size="12pt"/>
    </style:style>
    <style:style style:name="T1" style:family="text">
      <style:text-properties style:font-name="Arial" fo:font-weight="bold" style:font-weight-asian="bold" style:font-name-complex="Arial" style:font-weight-complex="bold"/>
    </style:style>
    <style:style style:name="T2" style:family="text">
      <style:text-properties style:font-name="Arial" fo:font-weight="bold" officeooo:rsid="001a1eff" style:font-weight-asian="bold" style:font-name-complex="Arial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style:font-weight-asian="normal" style:font-name-complex="Ari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a1eff" style:font-weight-asian="bold" style:font-weight-complex="bold"/>
    </style:style>
    <style:style style:name="T7" style:family="text">
      <style:text-properties fo:font-weight="bold" style:font-weight-asian="bold" style:font-name-complex="Arial" style:font-weight-complex="bold"/>
    </style:style>
    <style:style style:name="T8" style:family="text">
      <style:text-properties fo:font-weight="bold" officeooo:rsid="001a1eff" style:font-weight-asian="bold" style:font-name-complex="Arial" style:font-weight-complex="bold"/>
    </style:style>
    <style:style style:name="T9" style:family="text">
      <style:text-properties fo:font-weight="bold" officeooo:rsid="001aee4b" style:font-weight-asian="bold" style:font-name-complex="Arial" style:font-weight-complex="bold"/>
    </style:style>
    <style:style style:name="T10" style:family="text">
      <style:text-properties style:font-name-complex="Arial"/>
    </style:style>
    <style:style style:name="T11" style:family="text">
      <style:text-properties officeooo:rsid="001aee4b" style:font-name-complex="Arial"/>
    </style:style>
    <style:style style:name="T12" style:family="text">
      <style:text-properties officeooo:rsid="001a1eff"/>
    </style:style>
    <style:style style:name="fr1" style:family="graphic" style:parent-style-name="Frame">
      <style:graphic-properties fo:margin-left="0.201cm" fo:margin-right="0.201cm" fo:margin-top="0.201cm" fo:margin-bottom="0.201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15cm" fo:border="0.06pt solid #000000"/>
    </style:style>
    <style:style style:name="gr1" style:family="graphic">
      <style:graphic-properties draw:stroke="solid" svg:stroke-width="0.101cm" svg:stroke-color="#000000" svg:stroke-opacity="100%" draw:stroke-linejoin="round" draw:fill="solid" draw:fill-color="#ffffff" draw:textarea-horizontal-align="left" draw:textarea-vertical-align="middle" draw:auto-grow-height="false" fo:min-height="0cm" fo:min-width="0cm" fo:padding-top="0.229cm" fo:padding-bottom="0.229cm" fo:padding-left="0.441cm" fo:padding-right="0.441cm" fo:wrap-option="no-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- - - STUDY PARAMETERS - - -</text:p>
      <text:p text:style-name="P5"/>
      <text:p text:style-name="P5">Date: ___/___/202__ Time:___:___to___:___ Project____________ Experiment__________</text:p>
      <text:p text:style-name="P5"/>
      <text:p text:style-name="P5">Researcher(s): <text:span text:style-name="T3"><text:s/>______ | ______ | ______ | ______ | ______ <text:s/></text:span>Site/Lab:<text:span text:style-name="T3"> _________________</text:span></text:p>
      <text:p text:style-name="P4">____________________________________________________________________________</text:p>
      <text:p text:style-name="P6"/>
      <text:p text:style-name="P6">PARTICIPANT</text:p>
      <text:p text:style-name="P6"><draw:frame draw:style-name="fr1" draw:name="Frame3" text:anchor-type="char" svg:x="14.697cm" svg:y="0.466cm" svg:width="0.467cm" svg:height="0.49cm" draw:z-index="1"><draw:text-box><text:p text:style-name="Frame_20_contents"/></draw:text-box></draw:frame><draw:frame draw:style-name="fr1" draw:name="Frame1" text:anchor-type="char" svg:x="16.984cm" svg:y="0.48cm" svg:width="0.467cm" svg:height="0.467cm" draw:z-index="0"><draw:text-box><text:p text:style-name="Frame_20_contents"/></draw:text-box></draw:frame></text:p>
      <text:p text:style-name="P5">Subject #: ____________ ID: ____________ Visit: ____________ Consent <text:tab/> <text:s text:c="3"/>Safety</text:p>
      <text:p text:style-name="P5"/>
      <text:p text:style-name="P3"><text:span text:style-name="T7">Height:</text:span><text:span text:style-name="T10"> _____cm <text:s/></text:span><text:span text:style-name="T7">Weight:</text:span><text:span text:style-name="T10"> ____kg <text:s/></text:span><text:span text:style-name="T7">Arm length:</text:span><text:span text:style-name="T10"> ____cm <text:s/></text:span><text:span text:style-name="T9">Span: </text:span><text:span text:style-name="T10">_____cm <text:s/></text:span><text:span text:style-name="T9">Ear-finger</text:span><text:span text:style-name="T11">: ___cm</text:span></text:p>
      <text:p text:style-name="P4"/>
      <text:p text:style-name="P3"><text:span text:style-name="T7">Nasion-inion: </text:span><text:span text:style-name="T10">________cm <text:s/></text:span><text:span text:style-name="T7">L-R pre-auricular:</text:span><text:span text:style-name="T10"> ________cm <text:s/></text:span><text:span text:style-name="T8">Circumference</text:span><text:span text:style-name="T7">:</text:span><text:span text:style-name="T10"> ________cm</text:span></text:p>
      <text:p text:style-name="P5"/>
      <text:p text:style-name="P3"><text:span text:style-name="T7">Ethnicity: </text:span><text:span text:style-name="T4">_________</text:span><text:span text:style-name="T7"> Medications: </text:span><text:span text:style-name="T4">__________ </text:span><text:span text:style-name="T7">Nicotine: </text:span><text:span text:style-name="T4">__________ </text:span><text:span text:style-name="T7">Alcohol:</text:span><text:span text:style-name="T4">__________</text:span><text:span text:style-name="T7"> </text:span><text:span text:style-name="T10">____________________________________________________________________________</text:span></text:p>
      <text:p text:style-name="P4"/>
      <text:p text:style-name="P6">TMS</text:p>
      <text:p text:style-name="P6"/>
      <text:p text:style-name="P3"><text:span text:style-name="T7">Make</text:span><text:span text:style-name="T10">: Magstim, MagVenture, Mag&amp;More, Dantec, _________ </text:span><text:span text:style-name="T7">NeuroNav:</text:span><text:span text:style-name="T10"> 10/20, MNI, MRI,___</text:span></text:p>
      <text:p text:style-name="P4"/>
      <text:p text:style-name="P3"><text:span text:style-name="T7">Model</text:span><text:span text:style-name="T10">: 200, BiStim, Rapid | MagPro R___, PowerMag ____ | </text:span><text:span text:style-name="T7">Other: </text:span><text:span text:style-name="T10">_____________________</text:span></text:p>
      <text:p text:style-name="P4"/>
      <text:p text:style-name="P3"><text:span text:style-name="T7">Coil shape:</text:span><text:span text:style-name="T10"><text:tab/>Round | Figure 8 | Double-Cone | H-coil<text:tab/><text:tab/></text:span><text:span text:style-name="T7">Handle</text:span><text:span text:style-name="T10">: <text:s text:c="2"/>Flat | Branding iron</text:span></text:p>
      <text:p text:style-name="P4"/>
      <text:p text:style-name="P3"><text:span text:style-name="T7">Coil size</text:span><text:span text:style-name="T10">:<text:tab/>50 | 70 | 90 | 100 | 110 | Other: _____ mm<text:tab/></text:span><text:span text:style-name="T7">Diameter</text:span><text:span text:style-name="T10">: Inner | Mean | Outer</text:span></text:p>
      <text:p text:style-name="P4">____________________________________________________________________________</text:p>
      <text:p text:style-name="P4"/>
      <text:p text:style-name="P6">EMG</text:p>
      <text:p text:style-name="P4"/>
      <text:p text:style-name="P3"><text:span text:style-name="T7">Muscle1: </text:span><text:span text:style-name="T10">FDI,TE,ADM,FDS,EDC,FCR/U,ECR/U,BR,BB,TB,DEL,PEC,Other___________ L | R</text:span></text:p>
      <text:p text:style-name="P4"/>
      <text:p text:style-name="P3"><text:span text:style-name="T7">Muscle2: </text:span><text:span text:style-name="T10">FDI,TE,ADM,FDS,EDC,FCR/U,ECR/U,BR,BB,TB,DEL,PEC,Other___________ L | R</text:span></text:p>
      <text:p text:style-name="P4"/>
      <text:p text:style-name="P3"><text:span text:style-name="T7">Muscle3: </text:span><text:span text:style-name="T10">FDI,TE,ADM,FDS,EDC,FCR/U,ECR/U,BR,BB,TB,DEL,PEC,Other___________ L | R</text:span></text:p>
      <text:p text:style-name="P4"/>
      <text:p text:style-name="P3"><text:span text:style-name="T7">Muscle4: </text:span><text:span text:style-name="T10">FDI,TE,ADM,FDS,EDC,FCR/U,ECR/U,BR,BB,TB,DEL,PEC,Other___________ L | R</text:span></text:p>
      <text:p text:style-name="P4">____________________________________________________________________________</text:p>
      <text:p text:style-name="P4"/>
      <text:p text:style-name="P6">PNS</text:p>
      <text:p text:style-name="P6"/>
      <text:p text:style-name="P8">Stimulator Make: <text:span text:style-name="T3">Digitimer | ADInstruments<text:tab/></text:span>Model<text:span text:style-name="T3">: D____ | BioAmp | Other_____________</text:span></text:p>
      <text:p text:style-name="P8"/>
      <text:p text:style-name="P8">Nerve1: <text:span text:style-name="T3">Digit_,Med,Uln,Rad, _____ </text:span><text:span text:style-name="T12">Site</text:span><text:span text:style-name="T3">: Finger,Wrist,Elbow,_____ </text:span><text:span text:style-name="T12">Distance</text:span><text:span text:style-name="T3">:_______cm L | R</text:span></text:p>
      <text:p text:style-name="P13"/>
      <text:p text:style-name="P9">Nerve2<text:span text:style-name="T3">: Digit_,Med,Uln,Rad, _____ </text:span><text:span text:style-name="T12">Site</text:span><text:span text:style-name="T3">: Finger,Wrist,Elbow,_____ </text:span><text:span text:style-name="T12">Distance</text:span><text:span text:style-name="T3">:_______cm L | R</text:span></text:p>
      <text:p text:style-name="P13"/>
      <text:p text:style-name="P9">Nerve3<text:span text:style-name="T3">:</text:span> <text:span text:style-name="T3">Digit_,Med,Uln,Rad, _____ </text:span><text:span text:style-name="T12">Site</text:span><text:span text:style-name="T3">: Finger,Wrist,Elbow,_____ </text:span><text:span text:style-name="T12">Distance</text:span><text:span text:style-name="T3">:_______cm L | R</text:span></text:p>
      <text:p text:style-name="P13"/>
      <text:p text:style-name="P9">Nerve4<text:span text:style-name="T3">:</text:span> <text:span text:style-name="T3">Digit_,Med,Uln,Rad, _____ </text:span><text:span text:style-name="T12">Site</text:span><text:span text:style-name="T3">: Finger,Wrist,Elbow,_____ </text:span><text:span text:style-name="T12">Distance</text:span><text:span text:style-name="T3">:_______cm L | R</text:span></text:p>
      <text:p text:style-name="P7">- - - THRESHOLDS - - -</text:p>
      <text:p text:style-name="P12"/>
      <text:p text:style-name="P6">TMS THRESHOLD LOCATIONS</text:p>
      <text:p text:style-name="P6"/>
      <text:p text:style-name="P3"><draw:custom-shape text:anchor-type="char" draw:z-index="6" draw:name="Shape 1" draw:style-name="gr1" draw:text-style-name="P17" svg:width="0.5cm" svg:height="0.5cm" svg:x="17.431cm" svg:y="0.0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7">Site1: </text:span><text:span text:style-name="T4">_________ </text:span><text:span text:style-name="T7">Ref.</text:span><text:span text:style-name="T10">: Vertex,Inion,____ </text:span><text:span text:style-name="T7">Hem: </text:span><text:span text:style-name="T4">L,mid,R </text:span><text:span text:style-name="T7">Right:</text:span><text:span text:style-name="T4"> ___cm </text:span><text:span text:style-name="T7">Forward:</text:span><text:span text:style-name="T4"> ___cm</text:span></text:p>
      <text:p text:style-name="P11"><draw:custom-shape text:anchor-type="char" draw:z-index="7" draw:name="Shape 2" draw:style-name="gr1" draw:text-style-name="P17" svg:width="0.5cm" svg:height="0.5cm" svg:x="17.47cm" svg:y="0.4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<text:span text:style-name="T7">Site2: </text:span><text:span text:style-name="T4">_________ </text:span><text:span text:style-name="T7">Ref.</text:span><text:span text:style-name="T4">: Vertex,Inion,____ </text:span><text:span text:style-name="T7">Hem: </text:span><text:span text:style-name="T4">L,mid,R </text:span><text:span text:style-name="T7">Right:</text:span><text:span text:style-name="T4"> ___cm </text:span><text:span text:style-name="T7">Forward:</text:span><text:span text:style-name="T4"> ___cm</text:span></text:p>
      <text:p text:style-name="P11"><draw:custom-shape text:anchor-type="char" draw:z-index="8" draw:name="Shape 3" draw:style-name="gr1" draw:text-style-name="P17" svg:width="0.5cm" svg:height="0.5cm" svg:x="17.47cm" svg:y="0.4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<text:span text:style-name="T7">Site3: </text:span><text:span text:style-name="T4">_________ </text:span><text:span text:style-name="T7">Ref.</text:span><text:span text:style-name="T4">: Vertex,Inion,____ </text:span><text:span text:style-name="T7">Hem: </text:span><text:span text:style-name="T4">L,mid,R </text:span><text:span text:style-name="T7">Right:</text:span><text:span text:style-name="T4"> ___cm </text:span><text:span text:style-name="T7">Forward:</text:span><text:span text:style-name="T4"> ___cm</text:span></text:p>
      <text:p text:style-name="P11"><draw:custom-shape text:anchor-type="char" draw:z-index="9" draw:name="Shape 4" draw:style-name="gr1" draw:text-style-name="P17" svg:width="0.5cm" svg:height="0.5cm" svg:x="17.487cm" svg:y="0.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<text:span text:style-name="T7">Site4: </text:span><text:span text:style-name="T4">_________ </text:span><text:span text:style-name="T7">Ref.</text:span><text:span text:style-name="T4">: Vertex,Inion,____ </text:span><text:span text:style-name="T7">Hem: </text:span><text:span text:style-name="T4">L,mid,R </text:span><text:span text:style-name="T7">Right:</text:span><text:span text:style-name="T4"> ___cm </text:span><text:span text:style-name="T7">Forward:</text:span><text:span text:style-name="T4"> ___cm</text:span></text:p>
      <text:p text:style-name="P12">____________________________________________________________________________</text:p>
      <text:p text:style-name="P6"/>
      <text:p text:style-name="P6">TMS THRESHOLDS</text:p>
      <text:p text:style-name="P6"/>
      <text:p text:style-name="P3"><text:span text:style-name="T7">Method</text:span><text:span text:style-name="T4">: </text:span><text:span text:style-name="T10">MEPs</text:span><text:span text:style-name="T4">,T</text:span><text:span text:style-name="T10">witch,Other_________<text:tab/></text:span><text:span text:style-name="T7">Algorithm:</text:span><text:span text:style-name="T10"> Frequency,PEST,Other___________</text:span></text:p>
      <text:p text:style-name="P4"/>
      <text:p text:style-name="P3"><text:span text:style-name="T7">Target: </text:span><text:span text:style-name="T4">5/10/_____MEPs</text:span><text:span text:style-name="T7"> </text:span><text:span text:style-name="T4">of</text:span><text:span text:style-name="T7"> </text:span><text:span text:style-name="T10">10/20/____ t</text:span><text:span text:style-name="T4">rials</text:span><text:span text:style-name="T7"><text:tab/>Criterion mV:</text:span><text:span text:style-name="T10"> 0.05/0.10/0.20/1.0/Other_____mV</text:span></text:p>
      <text:p text:style-name="P4"/>
      <text:p text:style-name="P3"/>
      <text:p text:style-name="P3"><text:span text:style-name="T5">Muscle1</text:span>: <text:span text:style-name="T10">____</text:span> <text:span text:style-name="T5">Side</text:span>: L,R <text:s/><text:span text:style-name="T5">State</text:span>: Rest/<text:span text:style-name="T10">___</text:span>%MVC,Move<text:span text:style-name="T10"> <text:s/></text:span><text:span text:style-name="T7">mV</text:span><text:span text:style-name="T10">: 0.05/___ </text:span><text:span text:style-name="T5">Threshold:</text:span> <text:span text:style-name="T10">____%MSO</text:span></text:p>
      <text:p text:style-name="P4"/>
      <text:p text:style-name="P4"><text:span text:style-name="T5">Muscle2</text:span>: ____ <text:span text:style-name="T5">Side</text:span>: L,R <text:s/><text:span text:style-name="T5">State</text:span>: Rest/___%MVC,Move <text:s/><text:span text:style-name="T5">mV</text:span>: 0.05/___ <text:span text:style-name="T5">Threshold:</text:span> ____%MSO</text:p>
      <text:p text:style-name="P4"/>
      <text:p text:style-name="P4"><text:span text:style-name="T5">Muscle3</text:span>: ____ <text:span text:style-name="T5">Side</text:span>: L,R <text:s/><text:span text:style-name="T5">State</text:span>: Rest/___%MVC,Move <text:s/><text:span text:style-name="T5">mV</text:span>: 0.05/___ <text:span text:style-name="T5">Threshold:</text:span> ____%MSO</text:p>
      <text:p text:style-name="P4"/>
      <text:p text:style-name="P4"><text:span text:style-name="T5">Muscle4</text:span>: ____ <text:span text:style-name="T5">Side</text:span>: L,R <text:s/><text:span text:style-name="T5">State</text:span>: Rest/___%MVC,Move <text:s/><text:span text:style-name="T5">mV</text:span>: 0.05/___ <text:span text:style-name="T5">Threshold:</text:span> ____%MSO</text:p>
      <text:p text:style-name="P12">____________________________________________________________________________</text:p>
      <text:p text:style-name="P5"/>
      <text:p text:style-name="P6">NERVE THRESHOLDS</text:p>
      <text:p text:style-name="P6"/>
      <text:p text:style-name="P3"><text:span text:style-name="T7">Nerve1: </text:span><text:span text:style-name="T4">____ </text:span><text:span text:style-name="T7">Side:</text:span><text:span text:style-name="T4"> L,R; </text:span><text:span text:style-name="T7">Duration:</text:span><text:span text:style-name="T4"> ___ ms </text:span><text:span text:style-name="T7">Sensory:</text:span><text:span text:style-name="T4">___mA; </text:span><text:span text:style-name="T7">M-wave:</text:span><text:span text:style-name="T4">___mA; </text:span><text:span text:style-name="T7">Twitch:</text:span><text:span text:style-name="T4"> ___mA</text:span></text:p>
      <text:p text:style-name="P11"/>
      <text:p text:style-name="P3"><text:span text:style-name="T7">Nerve2: </text:span><text:span text:style-name="T4">____ </text:span><text:span text:style-name="T7">Side:</text:span><text:span text:style-name="T4"> L,R; </text:span><text:span text:style-name="T7">Duration:</text:span><text:span text:style-name="T4"> ___ ms </text:span><text:span text:style-name="T7">Sensory:</text:span><text:span text:style-name="T4">___mA; </text:span><text:span text:style-name="T7">M-wave:</text:span><text:span text:style-name="T4">___mA; </text:span><text:span text:style-name="T7">Twitch:</text:span><text:span text:style-name="T4"> ___mA</text:span></text:p>
      <text:p text:style-name="P11"/>
      <text:p text:style-name="P3"><text:span text:style-name="T7">Nerve3: </text:span><text:span text:style-name="T4">____ </text:span><text:span text:style-name="T7">Side:</text:span><text:span text:style-name="T4"> L,R; </text:span><text:span text:style-name="T7">Duration:</text:span><text:span text:style-name="T4"> ___ ms </text:span><text:span text:style-name="T7">Sensory:</text:span><text:span text:style-name="T4">___mA; </text:span><text:span text:style-name="T7">M-wave:</text:span><text:span text:style-name="T4">___mA; </text:span><text:span text:style-name="T7">Twitch:</text:span><text:span text:style-name="T4"> ___mA</text:span></text:p>
      <text:p text:style-name="P11"/>
      <text:p text:style-name="P3"><text:span text:style-name="T7">Nerve4: </text:span><text:span text:style-name="T4">____ </text:span><text:span text:style-name="T7">Side:</text:span><text:span text:style-name="T4"> L,R; </text:span><text:span text:style-name="T7">Duration:</text:span><text:span text:style-name="T4"> ___ ms </text:span><text:span text:style-name="T7">Sensory:</text:span><text:span text:style-name="T4">___mA; </text:span><text:span text:style-name="T7">M-wave:</text:span><text:span text:style-name="T4">___mA; </text:span><text:span text:style-name="T7">Twitch:</text:span><text:span text:style-name="T4"> ___mA</text:span></text:p>
      <text:p text:style-name="P12">____________________________________________________________________________</text:p>
      <text:p text:style-name="P5"/>
      <text:p text:style-name="P6">- - - EEG - - -</text:p>
      <text:p text:style-name="P13"/>
      <text:p text:style-name="P13"><text:span text:style-name="T5">Hardware:</text:span>_____________ <text:s/><text:span text:style-name="T5">Sampling rate:</text:span> ____kHz <text:s/><text:span text:style-name="T5">Filtering,</text:span> <text:span text:style-name="T5">Low:</text:span> ____Hz <text:s/><text:span text:style-name="T5">High:</text:span>_____Hz</text:p>
      <text:p text:style-name="P13"/>
      <text:p text:style-name="P14"><text:span text:style-name="T5">Electrode</text:span><text:span text:style-name="T6">s 1</text:span><text:span text:style-name="T5">: </text:span>_____/_____ <text:span text:style-name="T6">2</text:span><text:span text:style-name="T5">: </text:span>_____/_____ <text:span text:style-name="T6">3</text:span><text:span text:style-name="T5">: </text:span>_____/_____ <text:s/><text:span text:style-name="T6">4</text:span><text:span text:style-name="T5">: </text:span>_____/_____ <text:span text:style-name="T5">Reference:</text:span>____</text:p>
      <text:p text:style-name="P13"/>
      <text:p text:style-name="P13"><text:span text:style-name="T5">Nerve: </text:span>____ <text:span text:style-name="T5">Side:</text:span> L,R; <text:span text:style-name="T5">Duration:</text:span> ___ms <text:span text:style-name="T5">Intensity:</text:span> ___mA; <text:span text:style-name="T5">Frequency:</text:span> ___Hz <text:s/><text:span text:style-name="T5">Reps:</text:span>______ </text:p>
      <text:p text:style-name="P13"/>
      <text:p text:style-name="P13"><text:span text:style-name="T5">NOTES: </text:span>_____________________________________________________________________</text:p>
      <text:p text:style-name="P13">____________________________________________________________________________</text:p>
      <text:p text:style-name="P7">- - - EXPERIMENT - - -</text:p>
      <text:p text:style-name="P6"/>
      <text:p text:style-name="P6">TMS LOCATIONS</text:p>
      <text:p text:style-name="P3"><draw:custom-shape text:anchor-type="char" draw:z-index="2" draw:name="Shape 5" draw:style-name="gr1" draw:text-style-name="P17" svg:width="0.5cm" svg:height="0.5cm" svg:x="17.473cm" svg:y="0.43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<text:span text:style-name="T7">Site1: ________</text:span><text:span text:style-name="T10"> </text:span><text:span text:style-name="T7">Hem.:</text:span><text:span text:style-name="T10"> L | Mid | R <text:s text:c="2"/></text:span><text:span text:style-name="T7">Right:</text:span><text:span text:style-name="T4"> ___cm </text:span><text:span text:style-name="T7">Forward:</text:span><text:span text:style-name="T4"> ___cm <text:s text:c="2"/></text:span><text:span text:style-name="T7">MNI: </text:span><text:span text:style-name="T4">___x,___y,___z</text:span></text:p>
      <text:p text:style-name="P11"/>
      <text:p text:style-name="P3"><draw:custom-shape text:anchor-type="char" draw:z-index="3" draw:name="Shape 6" draw:style-name="gr1" draw:text-style-name="P18" svg:width="0.502cm" svg:height="0.502cm" svg:x="17.5cm" svg:y="0.0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7">Site2: ________</text:span><text:span text:style-name="T4"> </text:span><text:span text:style-name="T7">Hem.:</text:span><text:span text:style-name="T4"> L | Mid | R <text:s text:c="2"/></text:span><text:span text:style-name="T7">Right:</text:span><text:span text:style-name="T4"> ___cm </text:span><text:span text:style-name="T7">Forward:</text:span><text:span text:style-name="T4"> ___cm <text:s text:c="2"/></text:span><text:span text:style-name="T7">MNI: </text:span><text:span text:style-name="T4">___x,___y,___z</text:span></text:p>
      <text:p text:style-name="P11"><draw:custom-shape text:anchor-type="char" draw:z-index="4" draw:name="Shape 7" draw:style-name="gr1" draw:text-style-name="P17" svg:width="0.5cm" svg:height="0.5cm" svg:x="17.492cm" svg:y="0.4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<text:span text:style-name="T7">Site3: ________</text:span><text:span text:style-name="T4"> </text:span><text:span text:style-name="T7">Hem.:</text:span><text:span text:style-name="T4"> L | Mid | R <text:s text:c="2"/></text:span><text:span text:style-name="T7">Right:</text:span><text:span text:style-name="T4"> ___cm </text:span><text:span text:style-name="T7">Forward:</text:span><text:span text:style-name="T4"> ___cm <text:s text:c="2"/></text:span><text:span text:style-name="T7">MNI: </text:span><text:span text:style-name="T4">___x,___y,___z</text:span></text:p>
      <text:p text:style-name="P11"><draw:custom-shape text:anchor-type="char" draw:z-index="5" draw:name="Shape 7" draw:style-name="gr1" draw:text-style-name="P17" svg:width="0.5cm" svg:height="0.5cm" svg:x="17.477cm" svg:y="0.4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<text:span text:style-name="T7">Site4: ________</text:span><text:span text:style-name="T4"> </text:span><text:span text:style-name="T7">Hem.:</text:span><text:span text:style-name="T4"> L | Mid | R <text:s text:c="2"/></text:span><text:span text:style-name="T7">Right:</text:span><text:span text:style-name="T4"> ___cm </text:span><text:span text:style-name="T7">Forward:</text:span><text:span text:style-name="T4"> ___cm <text:s text:c="2"/></text:span><text:span text:style-name="T7">MNI: </text:span><text:span text:style-name="T4">___x,___y,___z</text:span></text:p>
      <text:p text:style-name="P13">____________________________________________________________________________</text:p>
      <text:p text:style-name="P6"/>
      <text:p text:style-name="P6">TMS PULSES</text:p>
      <text:p text:style-name="P5"/>
      <text:p text:style-name="P3"><text:span text:style-name="T7">TMS train type: </text:span><text:span text:style-name="T10">Single | Paired | Triple | Quadruple | rTMS: ____Hz, ____ s | ______________</text:span></text:p>
      <text:p text:style-name="P4"/>
      <text:p text:style-name="P3"><text:span text:style-name="T7">TMS coil 1:</text:span><text:span text:style-name="T4">_______ </text:span><text:span text:style-name="T7">TMS coil 2:</text:span><text:span text:style-name="T4">_______ </text:span><text:span text:style-name="T7">TMS coil 3:</text:span><text:span text:style-name="T4">_______ (in order of pulses)</text:span></text:p>
      <text:p text:style-name="P3"/>
      <text:p text:style-name="P3"><text:span text:style-name="T7">TMS intensity1:<text:tab/>_____ </text:span><text:span text:style-name="T10">%MSO </text:span><text:span text:style-name="T7">_____ </text:span><text:span text:style-name="T10">%RMT | %AMT<text:tab/></text:span><text:span text:style-name="T7">Shape:</text:span><text:span text:style-name="T10"> Mono | Bi | _____________</text:span></text:p>
      <text:p text:style-name="P4"/>
      <text:p text:style-name="P3"><text:span text:style-name="T7">TMS intensity2:<text:tab/>_____ </text:span><text:span text:style-name="T10">%MSO </text:span><text:span text:style-name="T7">_____ </text:span><text:span text:style-name="T10">%RMT | %AMT<text:tab/></text:span><text:span text:style-name="T7">Shape:</text:span><text:span text:style-name="T10"> Mono | Bi | _____________</text:span></text:p>
      <text:p text:style-name="P5"/>
      <text:p text:style-name="P3"><text:span text:style-name="T7">TMS intensity3:<text:tab/>_____ </text:span><text:span text:style-name="T10">%MSO </text:span><text:span text:style-name="T7">_____ </text:span><text:span text:style-name="T10">%RMT | %AMT<text:tab/></text:span><text:span text:style-name="T7">Shape:</text:span><text:span text:style-name="T10"> Mono | Bi | _____________</text:span></text:p>
      <text:p text:style-name="P5"/>
      <text:p text:style-name="P3"><text:span text:style-name="T7">TMS intensity4:<text:tab/>_____ </text:span><text:span text:style-name="T10">%MSO </text:span><text:span text:style-name="T7">_____ </text:span><text:span text:style-name="T10">%RMT | %AMT<text:tab/></text:span><text:span text:style-name="T7">Shape:</text:span><text:span text:style-name="T10"> Mono | Bi | _____________</text:span></text:p>
      <text:p text:style-name="P4"/>
      <text:p text:style-name="P5"><text:span text:style-name="T12">Total </text:span>N blocks: ____ N trials per block: ____ N pulses per trial: ____ Total pulses:_______ </text:p>
      <text:p text:style-name="P12">____________________________________________________________________________</text:p>
      <text:p text:style-name="P12"/>
      <text:p text:style-name="P6">NERVE PULSES</text:p>
      <text:p text:style-name="P5"/>
      <text:p text:style-name="P5">Nerve1: <text:span text:style-name="T3">Digit__, Med, Uln, Rad, Other_______ </text:span>Side:<text:span text:style-name="T3"> L,R </text:span>Duration:<text:span text:style-name="T3"> ___ms <text:s/></text:span>Intensity: <text:span text:style-name="T3">___mA</text:span></text:p>
      <text:p text:style-name="P11"/>
      <text:p text:style-name="P5">Nerve2:<text:span text:style-name="T3"> Digit__, Med, Uln, Rad, Other_______ </text:span>Side:<text:span text:style-name="T3"> L,R </text:span>Duration:<text:span text:style-name="T3"> ___ms <text:s/></text:span>Intensity: <text:span text:style-name="T3">___mA</text:span></text:p>
      <text:p text:style-name="P11"/>
      <text:p text:style-name="P5">Nerve3: <text:span text:style-name="T3">Digit__, Med, Uln, Rad, Other_______ </text:span>Side:<text:span text:style-name="T3"> L,R </text:span>Duration:<text:span text:style-name="T3"> ___ms <text:s/></text:span>Intensity: <text:span text:style-name="T3">___mA</text:span></text:p>
      <text:p text:style-name="P11"/>
      <text:p text:style-name="P5">Nerve4:<text:span text:style-name="T3"> Digit__, Med, Uln, Rad, Other_______ </text:span>Side:<text:span text:style-name="T3"> L,R </text:span>Duration:<text:span text:style-name="T3"> ___ms <text:s/></text:span>Intensity: <text:span text:style-name="T3">___mA</text:span></text:p>
      <text:p text:style-name="P11"/>
      <text:p text:style-name="P10"><text:span text:style-name="T12">Total </text:span>N blocks: ____ N trials per block: ____ N pulses per trial: ____ Total pulses:_______ </text:p>
      <text:p text:style-name="P6"/>
      <text:p text:style-name="P6">NOTES</text:p>
      <text:p text:style-name="P12">____________________________________________________________________________</text:p>
      <text:p text:style-name="P12"/>
      <text:p text:style-name="P12">____________________________________________________________________________</text:p>
      <text:p text:style-name="P12"/>
      <text:p text:style-name="P12">____________________________________________________________________________</text:p>
      <text:p text:style-name="P12"/>
      <text:p text:style-name="P12">___________________________________________________________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roid Sans Fallback" svg:font-family="'Droid Sans Fallback', 'Times New Roman'" style:font-pitch="variable"/>
    <style:font-face style:name="FreeSans" svg:font-family="FreeSans, 'Times New Roman'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GB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'Times New Roman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Times New Roman'" style:font-pitch-asian="variable" style:font-size-asian="14pt" style:font-name-complex="FreeSans" style:font-family-complex="FreeSans, 'Times New Roman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Times New Roman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, 'Times New Roman'" style:font-pitch-complex="variable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MP2" style:family="paragraph" style:parent-style-name="Footer">
      <style:text-properties style:font-name="Arial" fo:font-size="10pt" style:font-size-asian="10pt" style:font-size-complex="10pt"/>
    </style:style>
    <style:style style:name="MT1" style:family="text">
      <style:text-properties style:font-name="Arial" fo:font-weight="bold" style:font-weight-asian="bold" style:font-name-complex="Arial" style:font-weight-complex="bold"/>
    </style:style>
    <style:style style:name="MT2" style:family="text">
      <style:text-properties style:font-name="Arial" fo:font-weight="bold" officeooo:rsid="001a1eff" style:font-weight-asian="bold" style:font-name-complex="Arial" style:font-weight-complex="bold"/>
    </style:style>
    <style:style style:name="MT3" style:family="text"/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tru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<text:span text:style-name="MT1">TMSMultiLab protocol sheet<text:tab/><text:tab/>Version 3.</text:span><text:span text:style-name="MT2">2</text:span><text:span text:style-name="MT1"><text:tab/><text:tab/></text:span><text:span text:style-name="MT2">August</text:span><text:span text:style-name="MT1"> 202</text:span><text:span text:style-name="MT2">5</text:span><text:span text:style-name="MT1"><text:tab/><text:tab/>Page </text:span><text:span text:style-name="MT1"><text:page-number text:select-page="current">3</text:page-number></text:span></text:p>
      </style:header>
      <style:footer>
        <text:p text:style-name="MP2"><text:a xlink:type="simple" xlink:href="https://github.com/TMSMultiLab/TMSMultiLab/blob/main/Docs/TMSMultiLab_Protocol_Sheet.odt" text:style-name="Internet_20_link" text:visited-style-name="Visited_20_Internet_20_Link">https://github.com/TMSMultiLab/TMSMultiLab/blob/main/Docs/TMSMultiLab_Protocol_Sheet.odt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2-15T10:14:00</meta:creation-date>
    <dc:date>2025-08-07T16:51:53.409224143</dc:date>
    <meta:editing-cycles>75</meta:editing-cycles>
    <meta:editing-duration>PT4H14M49S</meta:editing-duration>
    <meta:generator>LibreOffice/7.3.7.2$Linux_X86_64 LibreOffice_project/30$Build-2</meta:generator>
    <meta:document-statistic meta:table-count="0" meta:image-count="0" meta:object-count="0" meta:page-count="3" meta:paragraph-count="83" meta:word-count="636" meta:character-count="5846" meta:non-whitespace-character-count="5238"/>
  </office:meta>
</office:document-meta>
</file>